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Airline/Ruston</text:span></text:p>
      <text:p text:style-name="Standard"><text:span text:style-name="T1"/></text:p>
      <text:p text:style-name="Standard"><text:span text:style-name="T1">Who:</text:span> Our team has come to the conclusion that Andrew Davidson was greatly a part of the Satellite crash. It is also believed that a Chinese organization was behind the satellite crash, due to China's cold relationship to Taiwan, however we were not able to make a definite connection between Davidson and any type of Chinese hacking group or organization. Felix was the only DHS team member who has affiliations with China due to him having studied there for a period of time. Felix also is fluent in many Asian languages, making it very easy for him to communicate with China. Our team has no definite evidence that Andrew communicated information about the Satellite Schematics through Felix to the Chinese, but it cannot be completely ruled out. We also speculate and pin point Davidson for having a part in the Satellite crash because none of the other members from DHS asked for the satellite schematics. Andrew also lied in his interrogation and gave out the wrong email address. When we received emails from Andrew, we noticed that the email address was <text:a xlink:type="simple" xlink:href="mailto:Andrew_Davidson@gmail.com">Andrew_Davidson@gmail.com</text:a>. However, we were given hard copies of emails between Charlotte Bryan and Andrew Davidson with the email address <text:a xlink:type="simple" xlink:href="mailto:Andrew.Davidson@gmail.com">Andrew.Davidson@gmail.com</text:a> which was the email in which “Andrew” asked for the satellite schematics. Perhaps if we had asked for the email for Andrew.Davidson@gmail.com we would have been able to make established connections between Andrew and another group that could have helped in shutting down the satellite. </text:p>
      <text:p text:style-name="Standard"/>
      <text:p text:style-name="Standard"/>
      <text:p text:style-name="Standard"/>
      <text:p text:style-name="Standard"/>
      <text:p text:style-name="Standard"><text:span text:style-name="T1">Why:</text:span> Because we can not directly identify Andrew Davidson as the culprit, it is difficult to explain why he would have wanted to crash the satellite and endanger the Taiwanese people. However, if we would have been able to make a connection between Davidson and a Chinese Organization then a possible motive could have been easily identified. We do know, though, that a key was stolen for the Satellite to disrupt its connection with the computers on Earth, causing it to shut down and fall down into the Taiwan Strait. The boat that went to retrieve the satellite from the Strait was sailing Chinese flags, but that does not necessarily mean that it was a Chinese boat. Nonetheless, there was a guilty party whose motive was connected to the Taiwanese people and causing harm on them. The guilty party may have also wanted to harm the United States since the United States was sending troops to Taiwan. The Chinese may have used the satellite as a way to begin a war, knowing that <text:s/>the United States would send troops to Taiwan giving them a reason to proclaim they felt threatened and cause an attack. </text:p>
      <text:p text:style-name="Standard"/>
      <text:p text:style-name="Standard"/>
      <text:p text:style-name="Standard"/>
      <text:p text:style-name="Standard"/>
      <text:p text:style-name="Standard"/>
      <text:p text:style-name="Standard"><text:span text:style-name="T1">What should the US response be:</text:span> In order not to arrest or cause harm to any innocent victims, the United States should recruit teams or use the FBI to look further into Andrew Davidson and his social networking, to either make connections between him and the Chinese people or to make certain he had none. More search warrants should be produced in order to be able to investigate Felix's emails and hard drive to detect whether or not he was the middle man for communicating information from Andrew <text:s/>to the Chinese people. When dealing with the Chinese people and their thoughts regarding the United States working in collaboration with Taiwan over AIDAN, the United States should take all measures to keep peace with the Chinese in order to prevent a war or any kind of attack. In the future, the United States should more closely monitor satellites that they own, or in the case of AIDAN, do not <text:soft-page-break/>own but are still affiliated with.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8T07:46:16</meta:creation-date>
    <dc:date>2012-07-28T08:42:21</dc:date>
    <dc:creator>Cyber Discovery</dc:creator>
    <meta:editing-duration>PT00H07M33S</meta:editing-duration>
    <meta:editing-cycles>2</meta:editing-cycles>
    <meta:generator>OpenOffice.org/3.2$Linux OpenOffice.org_project/320m12$Build-9483</meta:generator>
    <meta:document-statistic meta:table-count="0" meta:image-count="0" meta:object-count="0" meta:page-count="2" meta:paragraph-count="4" meta:word-count="606" meta:character-count="3564"/>
  </office:meta>
</office:document-meta>
</file>